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2" svg:font-family="'Times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60.12mm" fo:margin-left="-1.99mm" table:align="left" style:writing-mode="lr-tb"/>
    </style:style>
    <style:style style:name="Table1.A" style:family="table-column">
      <style:table-column-properties style:column-width="9.58mm"/>
    </style:style>
    <style:style style:name="Table1.B" style:family="table-column">
      <style:table-column-properties style:column-width="32.33mm"/>
    </style:style>
    <style:style style:name="Table1.C" style:family="table-column">
      <style:table-column-properties style:column-width="62.51mm"/>
    </style:style>
    <style:style style:name="Table1.D" style:family="table-column">
      <style:table-column-properties style:column-width="18.13mm"/>
    </style:style>
    <style:style style:name="Table1.E" style:family="table-column">
      <style:table-column-properties style:column-width="28.58mm"/>
    </style:style>
    <style:style style:name="Table1.F" style:family="table-column">
      <style:table-column-properties style:column-width="41.28mm"/>
    </style:style>
    <style:style style:name="Table1.G" style:family="table-column">
      <style:table-column-properties style:column-width="67.7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2" style:family="table-row">
      <style:table-row-properties style:min-row-height="5.01mm" fo:keep-together="auto"/>
    </style:style>
    <style:style style:name="Table2" style:family="table">
      <style:table-properties style:width="270.05mm" table:align="center" style:writing-mode="lr-tb"/>
    </style:style>
    <style:style style:name="Table2.A" style:family="table-column">
      <style:table-column-properties style:column-width="61.95mm"/>
    </style:style>
    <style:style style:name="Table2.B" style:family="table-column">
      <style:table-column-properties style:column-width="4.94mm"/>
    </style:style>
    <style:style style:name="Table2.C" style:family="table-column">
      <style:table-column-properties style:column-width="55.84mm"/>
    </style:style>
    <style:style style:name="Table2.D" style:family="table-column">
      <style:table-column-properties style:column-width="5.79mm"/>
    </style:style>
    <style:style style:name="Table2.E" style:family="table-column">
      <style:table-column-properties style:column-width="64.66mm"/>
    </style:style>
    <style:style style:name="Table2.F" style:family="table-column">
      <style:table-column-properties style:column-width="6.03mm"/>
    </style:style>
    <style:style style:name="Table2.G" style:family="table-column">
      <style:table-column-properties style:column-width="70.84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text-properties officeooo:paragraph-rsid="0012a256"/>
    </style:style>
    <style:style style:name="P11" style:family="paragraph" style:parent-style-name="Standard">
      <style:paragraph-properties fo:margin-top="1.76mm" fo:margin-bottom="0mm" style:contextual-spacing="false" fo:text-align="center" style:justify-single-word="false"/>
    </style:style>
    <style:style style:name="P12" style:family="paragraph" style:parent-style-name="Standard">
      <style:paragraph-properties fo:margin-top="1.76mm" fo:margin-bottom="0mm" style:contextual-spacing="false" fo:text-align="center" style:justify-single-word="false"/>
      <style:text-properties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margin-top="2.12mm" fo:margin-bottom="2.12mm" style:contextual-spacing="false" fo:text-align="center" style:justify-single-word="false"/>
    </style:style>
    <style:style style:name="P14" style:family="paragraph" style:parent-style-name="Standard">
      <style:paragraph-properties fo:margin-top="2.12mm" fo:margin-bottom="2.12mm" style:contextual-spacing="false" fo:text-align="center" style:justify-single-word="false" style:snap-to-layout-grid="false"/>
      <style:text-properties fo:font-weight="bold" style:font-weight-asian="bold"/>
    </style:style>
    <style:style style:name="P15" style:family="paragraph" style:parent-style-name="Standard">
      <style:paragraph-properties fo:margin-top="2.12mm" fo:margin-bottom="2.12mm" style:contextual-spacing="false" style:snap-to-layout-grid="false"/>
      <style:text-properties fo:font-weight="bold" style:font-weight-asian="bold"/>
    </style:style>
    <style:style style:name="P16" style:family="paragraph" style:parent-style-name="Standard">
      <style:paragraph-properties fo:margin-top="2.12mm" fo:margin-bottom="2.12mm" style:contextual-spacing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2.12mm" fo:margin-bottom="2.12mm" style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2.12mm" fo:margin-bottom="2.12mm" style:contextual-spacing="false" style:snap-to-layout-grid="false"/>
    </style:style>
    <style:style style:name="P19" style:family="paragraph" style:parent-style-name="Standard">
      <style:paragraph-properties fo:margin-top="3.53mm" fo:margin-bottom="0mm" style:contextual-spacing="false"/>
      <style:text-properties fo:font-size="10pt" style:font-size-asian="10pt" style:font-size-complex="10pt"/>
    </style:style>
    <style:style style:name="P2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Text_20_body">
      <style:paragraph-properties fo:margin-top="0mm" fo:margin-bottom="0mm" style:contextual-spacing="false" fo:padding="0mm" fo:border="none"/>
      <style:text-properties fo:color="#000000" loext:opacity="100%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 fo:font-weight="bold" style:font-weight-asian="bold"/>
    </style:style>
    <style:style style:name="T4" style:family="text">
      <style:text-properties style:text-position="super 58%"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use-window-font-color="true" loext:opacity="0%" style:font-name="Times New Roman1" fo:font-size="12pt" fo:language="pl" fo:country="PL" officeooo:rsid="0012a256" fo:background-color="#ffff00" loext:char-shading-value="0" style:font-name-asian="Times New Roman1" style:font-size-asian="12pt" style:font-name-complex="Times New Roman1" style:font-size-complex="12pt" style:language-complex="ar" style:country-complex="SA"/>
    </style:style>
    <style:style style:name="T8" style:family="text">
      <style:text-properties style:use-window-font-color="true" loext:opacity="0%" style:font-name="Times New Roman1" fo:language="pl" fo:country="PL" officeooo:rsid="0015d4d7" style:font-name-asian="Times New Roman1" style:font-name-complex="Times New Roman1" style:language-complex="ar" style:country-complex="SA"/>
    </style:style>
    <style:style style:name="T9" style:family="text">
      <style:text-properties officeooo:rsid="0015d4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ieczęć jednostki organizacyjnej </text:p>
      <text:p text:style-name="P4">Wniosek nr ……/…./202<text:span text:style-name="T8">1</text:span></text:p>
      <text:p text:style-name="P2"><text:span text:style-name="T2">o realizację dostawy/usługi/robót budowlanych</text:span><text:span text:style-name="T3">*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Lp.</text:p>
          </table:table-cell>
          <table:table-cell table:style-name="Table1.A1" office:value-type="string">
            <text:p text:style-name="P12">Kod CPV</text:p>
          </table:table-cell>
          <table:table-cell table:style-name="Table1.A1" office:value-type="string">
            <text:p text:style-name="P12">Przedmiot wniosku</text:p>
          </table:table-cell>
          <table:table-cell table:style-name="Table1.A1" office:value-type="string">
            <text:p text:style-name="P12">Liczba</text:p>
          </table:table-cell>
          <table:table-cell table:style-name="Table1.A1" office:value-type="string">
            <text:p text:style-name="P11"><text:span text:style-name="T5">Cena netto zł<text:line-break/></text:span><text:span text:style-name="T6">(sumarycznie)</text:span></text:p>
          </table:table-cell>
          <table:table-cell table:style-name="Table1.A1" office:value-type="string">
            <text:p text:style-name="P5">Źródło finansowania</text:p>
            <text:p text:style-name="P5">numer projektu</text:p>
          </table:table-cell>
          <table:table-cell table:style-name="Table1.G1" office:value-type="string">
            <text:p text:style-name="P5">Realizacja</text:p>
            <text:p text:style-name="P5">(nr faktury, data)</text:p>
          </table:table-cell>
        </table:table-row>
        <table:table-row table:style-name="Table1.2"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G1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G1" office:value-type="string">
            <text:p text:style-name="P18"><text:bookmark text:name="_GoBack"/></text:p>
          </table:table-cell>
        </table:table-row>
      </table:table>
      <text:p text:style-name="Standard"/>
      <text:p text:style-name="Standard">Informacja o postępowaniu w sprawie realizacji wniosku (poz. <text:span text:style-name="T7">1</text:span>) powinna / nie powinna<text:span text:style-name="T4">*)</text:span> być zamieszczona w Bazie Konkurencyjności</text:p>
      <text:p text:style-name="P19">Potwierdzam dysponowanie przez wnioskodawcę środkami finansowymi na realizację ww. zadań </text:p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……………………………………...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...…………………………………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………………………………………….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………………………………………………</text:p>
          </table:table-cell>
        </table:table-row>
        <table:table-row table:style-name="Table2.1">
          <table:table-cell table:style-name="Table2.A1" office:value-type="string">
            <text:p text:style-name="P1">Data i podpis Pełnomocnika Kwestor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osoby wnioskującej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Kierownika projektu 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Kierownika jednostki organizacyjnej </text:p>
          </table:table-cell>
        </table:table-row>
      </table:table>
      <text:p text:style-name="P6"/>
      <text:p text:style-name="P9">Pozycje …………………… nie podlegają ustawie Prawo zamówień publicznych (art. 4. p. 8)</text:p>
      <text:p text:style-name="P9">Dla pozycji …………………….. należy zastosować zapisy Zarządzenia Dziekana nr 4/2020</text:p>
      <text:p text:style-name="P9">Dla pozycji …………………….. należy zastosować zapisy Zarządzenia Dziekana nr 5/2020</text:p>
      <text:p text:style-name="P9">Realizacja umowy – pozycje …………………… – zgodnie z postanowieniami Zarządzenia Dziekana nr 6/2020</text:p>
      <text:p text:style-name="P9">Dla pozycji …………………….. należy zastosować przetarg nieograniczony</text:p>
      <text:p text:style-name="P9">Dla pozycji …………………….. należy zastosować tryb ……………………………………</text:p>
      <text:p text:style-name="P10"><text:tab/></text:p>
      <text:p text:style-name="P10"/>
      <text:p text:style-name="P10"><text:tab/><text:tab/><text:tab/><text:tab/><text:tab/><text:tab/><text:tab/><text:tab/><text:tab/><text:tab/><text:tab/><text:tab/><text:tab/><text:tab/><text:tab/>……………………………….</text:p>
      <text:p text:style-name="Standard"><text:tab/><text:tab/><text:tab/><text:tab/><text:tab/><text:tab/><text:tab/><text:tab/><text:tab/><text:tab/><text:tab/><text:tab/><text:tab/><text:tab/><text:tab/><text:tab/><text:span text:style-name="T1"> <text:s text:c="2"/>Data i podpis Pełnomocnika Dziekana <text:line-break/><text:tab/><text:tab/><text:tab/><text:tab/><text:tab/><text:tab/><text:tab/><text:tab/><text:tab/><text:tab/><text:tab/><text:tab/><text:tab/><text:tab/><text:tab/><text:tab/><text:tab/>ds. zamówień publicznych</text:span></text:p>
      <text:p text:style-name="P6">*) niepotrzebne skreślić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2" svg:font-family="'Times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sz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loext:opacity="0%" style:font-name="Times New Roman" fo:font-size="12pt" fo:language="sz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pl" fo:country="P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0.99mm" style:type="center"/>
          <style:tab-stop style:position="261.9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0.99mm" style:type="center"/>
          <style:tab-stop style:position="261.99mm" style:type="right"/>
        </style:tab-stops>
      </style:paragraph-properties>
    </style:style>
    <style:style style:name="Domyślna_20_czcionka_20_akapitu" style:display-name="Domyślna czcionka akapitu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mm" fo:margin-bottom="0mm" style:contextual-spacing="false" fo:padding="0mm" fo:border="none"/>
      <style:text-properties fo:color="#000000" loext:opacity="100%"/>
    </style:style>
    <style:page-layout style:name="Mpm1">
      <style:page-layout-properties fo:page-width="297mm" fo:page-height="210.01mm" style:num-format="1" style:print-orientation="landscape" fo:margin-top="8.01mm" fo:margin-bottom="4.23mm" fo:margin-left="25.01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ytut …</dc:title>
    <dc:subject/>
    <meta:keyword/>
    <meta:initial-creator>ZKUP</meta:initial-creator>
    <meta:creation-date>2020-07-22T08:21:00</meta:creation-date>
    <dc:creator>Wojciech Krauze</dc:creator>
    <dc:date>2021-01-21T17:26:15.000935043</dc:date>
    <meta:editing-cycles>5</meta:editing-cycles>
    <meta:editing-duration>PT2M27S</meta:editing-duration>
    <meta:generator>LibreOffice/7.0.4.2$Linux_X86_64 LibreOffice_project/00$Build-2</meta:generator>
    <meta:document-statistic meta:table-count="2" meta:image-count="0" meta:object-count="0" meta:page-count="1" meta:paragraph-count="34" meta:word-count="152" meta:character-count="1268" meta:non-whitespace-character-count="1090"/>
  </office:meta>
</office:document-meta>
</file>